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3.6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101.31pt"/>
    </style:style>
    <style:style style:name="co5" style:family="table-column">
      <style:table-column-properties fo:break-before="auto" style:column-width="124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 elapsed was 445051855158ns or 445.051855158s</text:p>
          </table:table-cell>
          <table:table-cell table:number-columns-repeated="2"/>
          <table:table-cell office:value-type="float" office:value="445051855158" calcext:value-type="float">
            <text:p>445051855158</text:p>
          </table:table-cell>
          <table:table-cell/>
          <table:table-cell office:value-type="float" office:value="445.051855158" calcext:value-type="float">
            <text:p>445.051855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lapsed was 442311194241ns or 442.311194241s</text:p>
          </table:table-cell>
          <table:table-cell table:number-columns-repeated="2"/>
          <table:table-cell office:value-type="float" office:value="442311194241" calcext:value-type="float">
            <text:p>442311194241</text:p>
          </table:table-cell>
          <table:table-cell/>
          <table:table-cell office:value-type="float" office:value="442.311194241" calcext:value-type="float">
            <text:p>442.311194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lapsed was 442125011741ns or 442.125011741s</text:p>
          </table:table-cell>
          <table:table-cell table:number-columns-repeated="2"/>
          <table:table-cell office:value-type="float" office:value="442125011741" calcext:value-type="float">
            <text:p>442125011741</text:p>
          </table:table-cell>
          <table:table-cell/>
          <table:table-cell office:value-type="float" office:value="442.125011741" calcext:value-type="float">
            <text:p>442.1250117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lapsed was 441613353288ns or 441.613353288s</text:p>
          </table:table-cell>
          <table:table-cell table:number-columns-repeated="2"/>
          <table:table-cell office:value-type="float" office:value="441613353288" calcext:value-type="float">
            <text:p>441613353288</text:p>
          </table:table-cell>
          <table:table-cell/>
          <table:table-cell office:value-type="float" office:value="441.613353288" calcext:value-type="float">
            <text:p>441.613353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lapsed was 441646520052ns or 441.646520052s</text:p>
          </table:table-cell>
          <table:table-cell table:number-columns-repeated="2"/>
          <table:table-cell office:value-type="float" office:value="441646520052" calcext:value-type="float">
            <text:p>441646520052</text:p>
          </table:table-cell>
          <table:table-cell/>
          <table:table-cell office:value-type="float" office:value="441.646520052" calcext:value-type="float">
            <text:p>441.646520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lapsed was 441696631356ns or 441.696631356s</text:p>
          </table:table-cell>
          <table:table-cell table:number-columns-repeated="2"/>
          <table:table-cell office:value-type="float" office:value="441696631356" calcext:value-type="float">
            <text:p>441696631356</text:p>
          </table:table-cell>
          <table:table-cell/>
          <table:table-cell office:value-type="float" office:value="441.696631356" calcext:value-type="float">
            <text:p>441.696631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lapsed was 440911991232ns or 440.911991232s</text:p>
          </table:table-cell>
          <table:table-cell table:number-columns-repeated="2"/>
          <table:table-cell office:value-type="float" office:value="440911991232" calcext:value-type="float">
            <text:p>440911991232</text:p>
          </table:table-cell>
          <table:table-cell/>
          <table:table-cell office:value-type="float" office:value="440.911991232" calcext:value-type="float">
            <text:p>440.911991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lapsed was 440840273743ns or 440.840273743s</text:p>
          </table:table-cell>
          <table:table-cell table:number-columns-repeated="2"/>
          <table:table-cell office:value-type="float" office:value="440840273743" calcext:value-type="float">
            <text:p>440840273743</text:p>
          </table:table-cell>
          <table:table-cell/>
          <table:table-cell office:value-type="float" office:value="440.840273743" calcext:value-type="float">
            <text:p>440.840273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lapsed was 440804961454ns or 440.804961454s</text:p>
          </table:table-cell>
          <table:table-cell table:number-columns-repeated="2"/>
          <table:table-cell office:value-type="float" office:value="440804961454" calcext:value-type="float">
            <text:p>440804961454</text:p>
          </table:table-cell>
          <table:table-cell/>
          <table:table-cell office:value-type="float" office:value="440.804961454" calcext:value-type="float">
            <text:p>440.804961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lapsed was 440055681724ns or 440.055681724s</text:p>
          </table:table-cell>
          <table:table-cell table:number-columns-repeated="2"/>
          <table:table-cell office:value-type="float" office:value="440055681724" calcext:value-type="float">
            <text:p>440055681724</text:p>
          </table:table-cell>
          <table:table-cell/>
          <table:table-cell office:value-type="float" office:value="440.055681724" calcext:value-type="float">
            <text:p>440.05568172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an time = </text:p>
          </table:table-cell>
          <table:table-cell table:number-columns-repeated="4"/>
          <table:table-cell table:formula="of:=AVERAGE([.F1:.F10])" office:value-type="float" office:value="441.7057473989" calcext:value-type="float">
            <text:p>441.705747398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2:28:19.668413927</meta:creation-date>
    <dc:date>2019-11-26T12:53:16.732447670</dc:date>
    <meta:editing-duration>PT14M46S</meta:editing-duration>
    <meta:editing-cycles>2</meta:editing-cycles>
    <meta:generator>LibreOffice/6.0.7.3$Linux_X86_64 LibreOffice_project/00m0$Build-3</meta:generator>
    <meta:document-statistic meta:table-count="1" meta:cell-count="32" meta:object-count="0"/>
  </office:meta>
</office:document-meta>
</file>